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69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9.9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7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3.306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1-outline1">
      <style:graphic-properties fo:min-height="12.754cm"/>
      <style:paragraph-properties style:writing-mode="lr-tb"/>
    </style:style>
    <style:style style:name="pr11" style:family="presentation" style:parent-style-name="Vivid1-notes">
      <style:graphic-properties draw:fill-color="#ffffff" fo:min-height="12.464cm"/>
      <style:paragraph-properties style:writing-mode="lr-tb"/>
    </style:style>
    <style:style style:name="pr12" style:family="presentation" style:parent-style-name="Vivid2-outline1">
      <style:graphic-properties fo:min-height="14.786cm"/>
      <style:paragraph-properties style:writing-mode="lr-tb"/>
    </style:style>
    <style:style style:name="pr13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margin-top="0.42cm" fo:margin-bottom="0.35cm"/>
      <style:text-properties fo:font-size="32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32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margin-top="1.321cm" fo:margin-bottom="0cm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59cm" fo:margin-bottom="0cm"/>
      <style:text-properties fo:font-size="32pt"/>
    </style:style>
    <style:style style:name="P10" style:family="paragraph">
      <style:paragraph-properties fo:margin-left="0cm" fo:margin-right="0cm" fo:margin-top="0.559cm" fo:margin-bottom="0cm" fo:line-height="100%" fo:text-indent="0cm"/>
      <style:text-properties fo:font-size="32pt"/>
    </style:style>
    <style:style style:name="P11" style:family="paragraph">
      <loext:graphic-properties draw:fill="none"/>
      <style:paragraph-properties fo:margin-top="0.559cm" fo:margin-bottom="0cm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.559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559cm" fo:margin-bottom="0cm" fo:line-height="100%" fo:text-indent="0cm"/>
    </style:style>
    <style:style style:name="P15" style:family="paragraph">
      <style:paragraph-properties fo:margin-top="1.372cm" fo:margin-bottom="0.508cm"/>
    </style:style>
    <style:style style:name="P1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Daemons</text:p>
          </draw:text-box>
        </draw:frame>
        <draw:frame presentation:style-name="pr2" draw:layer="layout" svg:width="29.972cm" svg:height="4.435cm" svg:x="1.536cm" svg:y="14.49cm" presentation:class="subtitle" presentation:user-transformed="true">
          <draw:text-box>
            <text:p>Presented by:</text:p>
            <text:p>Shahzaib Irfan, 2021-CS-7</text:p>
            <text:p>Afraz Butt, 2021-CS-12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558cm" presentation:class="title" presentation:user-transformed="true">
          <draw:text-box>
            <text:p>Introduction</text:p>
          </draw:text-box>
        </draw:frame>
        <draw:frame presentation:style-name="pr5" draw:layer="layout" svg:width="29.832cm" svg:height="12.954cm" svg:x="0.762cm" svg:y="5.842cm" presentation:class="outline" presentation:user-transformed="true">
          <draw:text-box>
            <text:p><text:span text:style-name="T1">What is a Daemon?</text:span></text:p>
            <text:p><text:s/>A daemon (pronounced DEE-muhn) is a program that runs continuously as a background process and wakes up to handle periodic service requests, which often come from remote processes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Usefulness</text:p>
          </draw:text-box>
        </draw:frame>
        <draw:frame draw:style-name="gr2" draw:text-style-name="P4" draw:layer="layout" svg:width="24.638cm" svg:height="6.35cm" svg:x="1.524cm" svg:y="5.842cm">
          <draw:text-box>
            <text:p text:style-name="P3">Daemons respond to network, hardware, or system requests to perform certain tasks, asynchronously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558cm" presentation:class="title" presentation:user-transformed="true">
          <draw:text-box>
            <text:p>Common Examples</text:p>
          </draw:text-box>
        </draw:frame>
        <draw:frame presentation:style-name="pr5" draw:text-style-name="P5" draw:layer="layout" svg:width="29.832cm" svg:height="12.954cm" svg:x="0.762cm" svg:y="5.842cm" presentation:class="outline" presentation:user-transformed="true">
          <draw:text-box>
            <text:list text:style-name="L2">
              <text:list-item>
                <text:p text:style-name="P5"><text:span text:style-name="T2">Wallpaper loading service in mobiles and systems</text:span></text:p>
              </text:list-item>
              <text:list-item>
                <text:p text:style-name="P5"><text:span text:style-name="T2">Apache2: a web server daemon on Ubuntu- </text:span><text:span text:style-name="T2">powered systems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Background Process vs Daemons</text:p>
          </draw:text-box>
        </draw:frame>
        <draw:frame draw:style-name="gr3" draw:text-style-name="P7" draw:layer="layout" svg:width="27.432cm" svg:height="6.79cm" svg:x="1.524cm" svg:y="6.164cm">
          <draw:text-box>
            <text:list text:style-name="L3">
              <text:list-item>
                <text:p><text:span text:style-name="T3">Background Process usually occurs in the context of shell for job control.</text:span></text:p>
              </text:list-item>
              <text:list-item>
                <text:p text:style-name="P6"><text:span text:style-name="T3">Daemons have no controlling terminal and are made to be child of init process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558cm" presentation:class="title" presentation:user-transformed="true">
          <draw:text-box>
            <text:p>Daemon Lifecycle</text:p>
          </draw:text-box>
        </draw:frame>
        <draw:frame presentation:style-name="pr5" draw:text-style-name="P5" draw:layer="layout" svg:width="29.832cm" svg:height="12.954cm" svg:x="1.524cm" svg:y="6.096cm" presentation:class="outline" presentation:user-transformed="true">
          <draw:text-box>
            <text:list text:style-name="L2">
              <text:list-item>
                <text:p text:style-name="P5"><text:span text:style-name="T2">Start at boot time</text:span></text:p>
              </text:list-item>
              <text:list-item>
                <text:p text:style-name="P5"><text:span text:style-name="T2">Ends when system shuts down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5.17cm" svg:height="3.506cm" svg:x="5.588cm" svg:y="8.128cm" presentation:class="title" presentation:user-transformed="true">
          <draw:text-box>
            <text:p>Daemonizing a proces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558cm" presentation:class="title" presentation:user-transformed="true">
          <draw:text-box>
            <text:p>Daemonization in C</text:p>
          </draw:text-box>
        </draw:frame>
        <draw:frame draw:style-name="gr4" draw:text-style-name="P11" draw:layer="layout" svg:width="27.724cm" svg:height="10.124cm" svg:x="1.27cm" svg:y="7.939cm">
          <draw:text-box>
            <text:list text:style-name="L3">
              <text:list-item>
                <text:p text:style-name="P9">Fork a child process from the parent process using the fork() system call.</text:p>
              </text:list-item>
              <text:list-item>
                <text:p text:style-name="P10"><text:span text:style-name="T4">In the child process, create a new session using the setsid() system call to detach the child process from its controlling terminal.</text:span></text:p>
              </text:list-item>
            </text:list>
            <text:p text:style-name="P9">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016cm" svg:y="1.778cm" presentation:class="title" presentation:user-transformed="true">
          <draw:text-box>
            <text:p>Daemonization in C <text:span text:style-name="T5">(contd.)</text:span></text:p>
          </draw:text-box>
        </draw:frame>
        <draw:frame draw:style-name="gr5" draw:text-style-name="P12" draw:layer="layout" svg:width="0.001cm" svg:height="1.103cm" svg:x="15.748cm" svg:y="8.72cm">
          <draw:text-box>
            <text:p/>
          </draw:text-box>
        </draw:frame>
        <draw:frame draw:style-name="gr6" draw:text-style-name="P14" draw:layer="layout" svg:width="30.988cm" svg:height="9.979cm" svg:x="0.762cm" svg:y="7.366cm">
          <draw:text-box>
            <text:list text:style-name="L3">
              <text:list-item>
                <text:p text:style-name="P13"><text:span text:style-name="T4">Change the working directory of the child process to the root directory using the chdir() system call to avoid any issues with unmounting file systems.</text:span></text:p>
              </text:list-item>
              <text:list-item>
                <text:p text:style-name="P13"><text:span text:style-name="T4">Close all open file descriptors inherited from the parent process using the close() system call, except for the standard input, output, and error file descriptors (stdin, stdout, and stderr)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emonization in C (contd.)</text:p>
          </draw:text-box>
        </draw:frame>
        <draw:frame presentation:style-name="pr10" draw:layer="layout" svg:width="29.832cm" svg:height="12.954cm" svg:x="1.664cm" svg:y="5.334cm" presentation:class="outline">
          <draw:text-box>
            <text:list text:style-name="L2">
              <text:list-item>
                <text:p>Redirect the standard input, output, and error file descriptors to /dev/null using the dup2() system call to prevent any output from being sent to the terminal.</text:p>
              </text:list-item>
              <text:list-item>
                <text:p text:style-name="P15">Write the process ID (PID) of the child process to a file for future use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18.542cm" svg:height="3.506cm" svg:x="8.89cm" svg:y="8.128cm" presentation:class="title" presentation:user-transformed="true">
          <draw:text-box>
            <text:p>Best Practice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ogging</text:p>
          </draw:text-box>
        </draw:frame>
        <draw:frame presentation:style-name="pr10" draw:layer="layout" svg:width="29.832cm" svg:height="12.954cm" svg:x="1.664cm" svg:y="5.334cm" presentation:class="outline">
          <draw:text-box>
            <text:list text:style-name="L2">
              <text:list-item>
                <text:p>Debugging problems is important in daemons because they have no terminal attached with them.</text:p>
              </text:list-item>
              <text:list-item>
                <text:p>Using syslog or log4c (libraries) to log events</text:p>
              </text:list-item>
              <text:list-item>
                <text:p>Logging events in <text:span text:style-name="T6">files</text:span><text:span text:style-name="T7"> rather than consoles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Security</text:p>
          </draw:text-box>
        </draw:frame>
        <draw:frame draw:style-name="gr7" draw:text-style-name="P7" draw:layer="layout" svg:width="29.141cm" svg:height="2.835cm" svg:x="2.101cm" svg:y="5.293cm">
          <draw:text-box>
            <text:p><text:span text:style-name="T3">A daemon is a potential security risk because of its</text:span></text:p>
            <text:p><text:span text:style-name="T3">asynchronus state.</text:span></text:p>
          </draw:text-box>
        </draw:frame>
        <draw:frame draw:style-name="gr7" draw:text-style-name="P7" draw:layer="layout" svg:width="19.002cm" svg:height="1.518cm" svg:x="2.101cm" svg:y="10.269cm">
          <draw:text-box>
            <text:p><text:span text:style-name="T3">Possible solutions might include: 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Security (contd.)</text:p>
          </draw:text-box>
        </draw:frame>
        <draw:frame presentation:style-name="pr10" draw:layer="layout" svg:width="29.832cm" svg:height="12.954cm" svg:x="1.664cm" svg:y="5.334cm" presentation:class="outline">
          <draw:text-box>
            <text:list text:style-name="L2">
              <text:list-item>
                <text:p>Changing group and user permissions for daemon after it starts</text:p>
              </text:list-item>
              <text:list-item>
                <text:p>Change level to non-root user</text:p>
              </text:list-item>
              <text:list-item>
                <text:p>Dropping un-necessary priviliges for daemons such as file access, network access etc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Conclusion</text:p>
          </draw:text-box>
        </draw:frame>
        <draw:frame presentation:style-name="pr12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Daemons are important part of rendering backend services.</text:p>
              </text:list-item>
              <text:list-item>
                <text:p>By using best practices as outlined, developers can make robust daemons providing essential services to consumers and admins alike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4T32" presentation:use-date-time-name="dtd1">
        <office:forms form:automatic-focus="false" form:apply-design-mode="false"/>
        <draw:frame presentation:style-name="pr13" draw:text-style-name="P16" draw:layer="layout" svg:width="29.996cm" svg:height="16.255cm" svg:x="1.664cm" svg:y="0.837cm">
          <draw:text-box>
            <text:p><text:span text:style-name="T2">Tutorial in accompanying typora file.</text:span></text:p>
            <text:p/>
            <text:p/>
            <text:p/>
            <text:p/>
            <text:p>Thank you! Any questions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9T11:50:19.251509381</meta:creation-date>
    <meta:editing-duration>PT4M35S</meta:editing-duration>
    <meta:editing-cycles>2</meta:editing-cycles>
    <meta:generator>LibreOffice/6.4.7.2$Linux_X86_64 LibreOffice_project/40$Build-2</meta:generator>
    <dc:title>Vivid</dc:title>
    <dc:date>2023-04-09T12:27:39.839947496</dc:date>
    <meta:document-statistic meta:object-count="103"/>
  </office:meta>
</office:document-meta>
</file>